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adornments="Italic" style:font-family-generic="modern" style:font-pitch="fixed"/>
    <style:font-face style:name="Aharoni" svg:font-family="Aharoni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onsolas" fo:font-size="9pt" style:font-size-asian="9pt" style:font-size-complex="9pt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onsolas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8" table:default-cell-style-name="ce2"/>
        <table:table-column table:style-name="co1" table:default-cell-style-name="ce1"/>
        <table:table-row table:style-name="ro1">
          <table:table-cell/>
          <table:table-cell table:style-name="ce1" table:number-columns-repeated="8"/>
          <table:table-cell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table:number-columns-repeated="2" office:value-type="string">
            <text:p>E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*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2" office:value-type="string">
            <text:p>E</text:p>
          </table:table-cell>
          <table:table-cell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table:style-name="ce1" table:number-columns-repeated="8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adornments="Italic" style:font-family-generic="modern" style:font-pitch="fixed"/>
    <style:font-face style:name="Aharoni" svg:font-family="Aharoni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14/12/2014</text:date>, <text:time>16:2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</meta:initial-creator>
    <meta:creation-date>2014-12-14T16:05:17.55</meta:creation-date>
    <meta:printed-by>c </meta:printed-by>
    <meta:print-date>2014-12-14T16:20:21.64</meta:print-date>
    <dc:date>2014-12-14T16:22:06.31</dc:date>
    <dc:creator>c </dc:creator>
    <meta:editing-duration>PT1M25S</meta:editing-duration>
    <meta:editing-cycles>1</meta:editing-cycles>
    <meta:document-statistic meta:table-count="3" meta:cell-count="64" meta:object-count="0"/>
    <meta:generator>OpenOffice/4.1.1$Win32 OpenOffice.org_project/411m6$Build-9775</meta:generator>
  </office:meta>
</office:document-meta>
</file>